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Trigger 1: Logging</text:h>
      <text:p text:style-name="Standard"/>
      <text:p text:style-name="P1">When doing any database action like inserting a new booking or canceling a booking this action is logged as a log entry in a special table shortly describing the transaction.</text:p>
      <text:p text:style-name="Standard"/>
      <text:p text:style-name="P1">Fires upon: INSERT</text:p>
      <text:p text:style-name="P1">Table: Bookings</text:p>
      <text:p text:style-name="P1"/>
      <text:p text:style-name="P1"/>
      <text:h text:style-name="Heading_20_4" text:outline-level="4">Trigger 2: Server Timestamps</text:h>
      <text:p text:style-name="P1"/>
      <text:p text:style-name="P1">When adding a new booking or when modifying a booking, the current timestamp should be inserted into the database entry. This timestamp shall correspond to the server clock, not to the client clock.</text:p>
      <text:p text:style-name="P1"/>
      <text:p text:style-name="P1">Fires upon: INSERT / UPDATE</text:p>
      <text:p text:style-name="P1">Table: Booking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15T19:02:07.71</meta:creation-date>
    <meta:generator>OpenOffice.org/3.2$Win32 OpenOffice.org_project/320m12$Build-9483</meta:generator>
    <dc:date>2010-06-15T19:06:08.42</dc:date>
    <meta:editing-duration>PT00H03M58S</meta:editing-duration>
    <meta:editing-cycles>4</meta:editing-cycles>
    <meta:document-statistic meta:table-count="0" meta:image-count="0" meta:object-count="0" meta:page-count="1" meta:paragraph-count="8" meta:word-count="82" meta:character-count="493"/>
  </office:meta>
</office:document-meta>
</file>